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lt_Data" table:style-name="ta1">
        <table:table-column table:default-cell-style-name="ce1" table:number-columns-repeated="16384" table:style-name="co1"/>
        <table:table-row table:style-name="ro1">
          <table:table-cell office:value-type="string" table:style-name="ce1">
            <text:p>Altitude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Temperatu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t</text:p>
          </table:table-cell>
          <table:table-cell office:value-type="string" table:style-name="ce1">
            <text:p>psia</text:p>
          </table:table-cell>
          <table:table-cell office:value-type="string" table:style-name="ce1">
            <text:p>degR</text:p>
          </table:table-cell>
          <table:table-cell table:number-columns-repeated="16381"/>
        </table:table-row>
        <table:table-row table:style-name="ro1">
          <table:table-cell office:value="0.0" office:value-type="float" table:style-name="ce1">
            <text:p>0</text:p>
          </table:table-cell>
          <table:table-cell office:value="14.7" office:value-type="float" table:style-name="ce1">
            <text:p>14.7</text:p>
          </table:table-cell>
          <table:table-cell office:value="518.7" office:value-type="float" table:style-name="ce1">
            <text:p>518.7</text:p>
          </table:table-cell>
          <table:table-cell table:number-columns-repeated="16381"/>
        </table:table-row>
        <table:table-row table:style-name="ro1">
          <table:table-cell office:value="5000.0" office:value-type="float" table:style-name="ce1">
            <text:p>5000</text:p>
          </table:table-cell>
          <table:table-cell office:value="12.23" office:value-type="float" table:style-name="ce1">
            <text:p>12.23</text:p>
          </table:table-cell>
          <table:table-cell office:value="500.8" office:value-type="float" table:style-name="ce1">
            <text:p>500.8</text:p>
          </table:table-cell>
          <table:table-cell table:number-columns-repeated="16381"/>
        </table:table-row>
        <table:table-row table:style-name="ro1">
          <table:table-cell office:value="10000.0" office:value-type="float" table:style-name="ce1">
            <text:p>10000</text:p>
          </table:table-cell>
          <table:table-cell office:value="10.11" office:value-type="float" table:style-name="ce1">
            <text:p>10.11</text:p>
          </table:table-cell>
          <table:table-cell office:value="483.0" office:value-type="float" table:style-name="ce1">
            <text:p>483</text:p>
          </table:table-cell>
          <table:table-cell table:number-columns-repeated="16381"/>
        </table:table-row>
        <table:table-row table:style-name="ro1">
          <table:table-cell office:value="60000.0" office:value-type="float" table:style-name="ce1">
            <text:p>60000</text:p>
          </table:table-cell>
          <table:table-cell office:value="1.04" office:value-type="float" table:style-name="ce1">
            <text:p>1.04</text:p>
          </table:table-cell>
          <table:table-cell office:value="390.0" office:value-type="float" table:style-name="ce1">
            <text:p>390</text:p>
          </table:table-cell>
          <table:table-cell table:number-columns-repeated="16381"/>
        </table:table-row>
        <table:table-row table:number-rows-repeated="1048570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arlie</meta:initial-creator>
    <dc:creator>Charlie</dc:creator>
    <meta:creation-date>2015-09-17T00:23:22Z</meta:creation-date>
    <dc:date>2015-09-17T00:24:13Z</dc:date>
  </office:meta>
</office:document-meta>
</file>